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MVVM</text:p>
      <text:p text:style-name="Standard"/>
      <text:p text:style-name="Standard"><text:span text:style-name="T1">Mvvm :</text:span> is one of the design pattern where the application is divided into three parts Model, View and ViewModel(Three tier based architecture(view, bussiness logic, data access)). The things are seperated because to provide UI reusability, and the changes in one will not effect the other.</text:p>
      <text:p text:style-name="Standard"/>
      <text:p text:style-name="Standard"><text:span text:style-name="T1">Note</text:span> : WPF bindings and commands are the important concepts which made the use of MVVM in wpf</text:p>
      <text:p text:style-name="Standard"><text:span text:style-name="T1">M(Model) :</text:span> contains the classes with properties which resembles the tables in database.</text:p>
      <text:p text:style-name="Standard"><text:span text:style-name="T1">V(View) :</text:span> view represents the UI.</text:p>
      <text:p text:style-name="Standard"><text:span text:style-name="T1">VM(View Model) :</text:span> contains the business logic. View model communicates with model and render the view. It acts as a bridge between the view and viewmodel.</text:p>
      <text:p text:style-name="Standard"/>
      <text:p text:style-name="Standard"><text:span text:style-name="T1">MVVM </text:span>: Basically mvvm solves the mapping between the view and viewmodel. It moves the code behind of a view into an class in class library.</text:p>
      <text:p text:style-name="Standard"/>
      <text:p text:style-name="Standard"><text:span text:style-name="T1">ViewModel</text:span>: contains the properties which changes the properties in the model.</text:p>
      <text:p text:style-name="Standard"><text:span text:style-name="T1">Note :</text:span> MVVM makes the business logic reusable. In wpf bindings and commands are making this happe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2M5S</meta:editing-duration>
    <meta:editing-cycles>3</meta:editing-cycles>
    <meta:generator>OpenOffice/4.1.1$Win32 OpenOffice.org_project/411m6$Build-9775</meta:generator>
    <dc:date>2016-06-20T14:46:47.81</dc:date>
    <meta:document-statistic meta:table-count="0" meta:image-count="0" meta:object-count="0" meta:page-count="1" meta:paragraph-count="9" meta:word-count="164" meta:character-count="980"/>
    <meta:user-defined meta:name="Info 1"/>
    <meta:user-defined meta:name="Info 2"/>
    <meta:user-defined meta:name="Info 3"/>
    <meta:user-defined meta:name="Info 4"/>
  </office:meta>
</office:document-meta>
</file>